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text-underline-style="none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hema logico museo</text:p>
      <text:p text:style-name="Text_20_body"/>
      <text:p text:style-name="Text_20_body"/>
      <text:p text:style-name="Text_20_body"><text:span text:style-name="T10">Oggetto</text:span> (<text:span text:style-name="T1">codice</text:span><text:span text:style-name="T5">, nome, descrizione, anno/periodo, lunghezza, larghezza, profondità, provenienza*, curiosità*)</text:span></text:p>
      <text:p text:style-name="Text_20_body"><text:span text:style-name="T5"><text:tab/></text:span><text:span text:style-name="T2">Foreign Key</text:span><text:span text:style-name="T5">: Oggetto[codice] ⊆ Collocazione[codiceOggetto]</text:span></text:p>
      <text:p text:style-name="P1"/>
      <text:p text:style-name="P1"><text:tab/></text:p>
      <text:p text:style-name="Text_20_body"><text:span text:style-name="T6">RepertoArcheologico</text:span><text:span text:style-name="T5"> (</text:span><text:span text:style-name="T8">codice</text:span><text:span text:style-name="T5">)</text:span></text:p>
      <text:p text:style-name="Text_20_body"><text:span text:style-name="T5"><text:tab/></text:span><text:span text:style-name="T2">Foreign key</text:span><text:span text:style-name="T5">: RepertoArcheologico[codice] ⊆ Oggetto[codice]</text:span></text:p>
      <text:p text:style-name="Text_20_body"><text:span text:style-name="T5"><text:tab/></text:span><text:span text:style-name="T2">Foreign Key</text:span><text:span text:style-name="T5">: RepertoArcheologico[codice] ⊆ Ritrovamento[codiceReperto]</text:span></text:p>
      <text:p text:style-name="P1"/>
      <text:p text:style-name="P1"/>
      <text:p text:style-name="Text_20_body"><text:span text:style-name="T6">Scavo</text:span><text:span text:style-name="T5"> (</text:span><text:span text:style-name="T8">nome</text:span><text:span text:style-name="T5">, </text:span><text:span text:style-name="T8">luogo</text:span><text:span text:style-name="T5">)</text:span></text:p>
      <text:p text:style-name="P1"/>
      <text:p text:style-name="P1"/>
      <text:p text:style-name="Text_20_body"><text:span text:style-name="T6">Ritrovamento</text:span><text:span text:style-name="T5"> (</text:span><text:span text:style-name="T8">codiceReperto</text:span><text:span text:style-name="T5">, nomeScavo, luogoScavo, data)</text:span></text:p>
      <text:p text:style-name="Text_20_body"><text:span text:style-name="T5"><text:tab/></text:span><text:span text:style-name="T2">Foreign Key</text:span><text:span text:style-name="T5">: Ritrovamento[codiceReperto] ⊆ RepertoArcheologico[codice]</text:span></text:p>
      <text:p text:style-name="Text_20_body"><text:span text:style-name="T5"><text:tab/></text:span><text:span text:style-name="T2">Foreign Key</text:span><text:span text:style-name="T5">: Ritrovamento[nomeScavo, luogoScavo] ⊆ Scavo[nome, luogo]</text:span></text:p>
      <text:p text:style-name="P1"/>
      <text:p text:style-name="P1"><text:tab/></text:p>
      <text:p text:style-name="Text_20_body"><text:span text:style-name="T6">Fotografia</text:span><text:span text:style-name="T5"> (</text:span><text:span text:style-name="T8">codice</text:span><text:span text:style-name="T5">, tipo)</text:span></text:p>
      <text:p text:style-name="Text_20_body"><text:span text:style-name="T5"><text:tab/></text:span><text:span text:style-name="T2">Foreign Key</text:span><text:span text:style-name="T5">: Fotografia[codice] ⊆ Oggetto[codice]</text:span></text:p>
      <text:p text:style-name="P1"/>
      <text:p text:style-name="P1"/>
      <text:p text:style-name="Text_20_body"><text:span text:style-name="T6">OperaArte</text:span><text:span text:style-name="T5"> (</text:span><text:span text:style-name="T8">codice</text:span><text:span text:style-name="T5">)</text:span></text:p>
      <text:p text:style-name="Text_20_body"><text:span text:style-name="T5"><text:tab/></text:span><text:span text:style-name="T2">Foreign Key</text:span><text:span text:style-name="T5">: OperaArte[codice] ⊆ Oggetto[codice]</text:span></text:p>
      <text:p text:style-name="Text_20_body"><text:span text:style-name="T5"><text:tab/></text:span><text:span text:style-name="T2">Foreign Key</text:span><text:span text:style-name="T5">: OperaArte[codice] ⊆ Realizzazione[codiceOperaArte]</text:span></text:p>
      <text:p text:style-name="P1"/>
      <text:p text:style-name="P1"/>
      <text:p text:style-name="Text_20_body"><text:span text:style-name="T6">Quadro</text:span><text:span text:style-name="T5"> (</text:span><text:span text:style-name="T8">codice</text:span><text:span text:style-name="T5">, tecnica*)</text:span></text:p>
      <text:p text:style-name="Text_20_body"><text:span text:style-name="T5"><text:tab/></text:span><text:span text:style-name="T2">Foreign Key</text:span><text:span text:style-name="T5">: Quadro[codice] ⊆ OperaArte[codice]</text:span></text:p>
      <text:p text:style-name="P1"/>
      <text:p text:style-name="P1"><text:soft-page-break/></text:p>
      <text:p text:style-name="Text_20_body"><text:span text:style-name="T6">Statua</text:span><text:span text:style-name="T5"> (</text:span><text:span text:style-name="T8">codice</text:span><text:span text:style-name="T5">, materiale*)</text:span></text:p>
      <text:p text:style-name="Text_20_body"><text:span text:style-name="T5"><text:tab/></text:span><text:span text:style-name="T2">Foreign Key</text:span><text:span text:style-name="T5">: Statua[codice] ⊆ OperaArte[codice]</text:span></text:p>
      <text:p text:style-name="P1"/>
      <text:p text:style-name="P1"/>
      <text:p text:style-name="Text_20_body"><text:span text:style-name="T6">Artista</text:span><text:span text:style-name="T5"> (</text:span><text:span text:style-name="T8">codice</text:span><text:span text:style-name="T5">, nome, cognome, nomeArte*, luogoNascita, dataNascita, luogoMorte, dataMorte, vita, <text:tab/>stile)</text:span></text:p>
      <text:p text:style-name="P1"/>
      <text:p text:style-name="P1"/>
      <text:p text:style-name="Text_20_body"><text:span text:style-name="T6">Realizzazione</text:span><text:span text:style-name="T5"> (</text:span><text:span text:style-name="T8">codiceOperaArte</text:span><text:span text:style-name="T5">, codiceArtista)</text:span></text:p>
      <text:p text:style-name="Text_20_body"><text:span text:style-name="T5"><text:tab/></text:span><text:span text:style-name="T2">Foreign Key</text:span><text:span text:style-name="T5">: Realizzazione[codiceOperaArte] ⊆ OperaArte[codice]</text:span></text:p>
      <text:p text:style-name="Text_20_body"><text:span text:style-name="T5"><text:tab/></text:span><text:span text:style-name="T2">Foreign Key</text:span><text:span text:style-name="T5">: Realizzazione[codiceArtista] ⊆ Artista[codice]</text:span></text:p>
      <text:p text:style-name="P1"/>
      <text:p text:style-name="P1"/>
      <text:p text:style-name="Text_20_body"><text:span text:style-name="T6">MovimentoArtistico</text:span><text:span text:style-name="T5"> (</text:span><text:span text:style-name="T8">nome</text:span><text:span text:style-name="T5">, periodoStorico, descrizione)</text:span></text:p>
      <text:p text:style-name="P1"/>
      <text:p text:style-name="P1"/>
      <text:p text:style-name="Text_20_body"><text:span text:style-name="T6">Aderimento</text:span><text:span text:style-name="T5"> (</text:span><text:span text:style-name="T8">codiceArtista</text:span><text:span text:style-name="T5">, </text:span><text:span text:style-name="T8">movimentoArtistico</text:span><text:span text:style-name="T5">)</text:span></text:p>
      <text:p text:style-name="Text_20_body"><text:span text:style-name="T5"><text:tab/></text:span><text:span text:style-name="T2">Foreign Key</text:span><text:span text:style-name="T5">: Aderimento[codiceArtista] ⊆ Artista[codice]</text:span></text:p>
      <text:p text:style-name="Text_20_body"><text:span text:style-name="T5"><text:tab/></text:span><text:span text:style-name="T2">Foreign Key</text:span><text:span text:style-name="T5">: Aderimento[movimentoArtistico] ⊆ MovimentoArtistico[nome]</text:span></text:p>
      <text:p text:style-name="P1"/>
      <text:p text:style-name="P1"/>
      <text:p text:style-name="Text_20_body"><text:span text:style-name="T6">Sala</text:span><text:span text:style-name="T5"> (</text:span><text:span text:style-name="T8">numero</text:span><text:span text:style-name="T5">, </text:span><text:span text:style-name="T8">piano</text:span><text:span text:style-name="T5">, descrizione*)</text:span></text:p>
      <text:p text:style-name="P1"/>
      <text:p text:style-name="P1"/>
      <text:p text:style-name="Text_20_body"><text:span text:style-name="T6">SalaCollezione</text:span><text:span text:style-name="T5"> (</text:span><text:span text:style-name="T8">numero</text:span><text:span text:style-name="T5">, </text:span><text:span text:style-name="T8">piano</text:span><text:span text:style-name="T5">, numOggetti)</text:span></text:p>
      <text:p text:style-name="Text_20_body"><text:span text:style-name="T5"><text:tab/></text:span><text:span text:style-name="T2">Foreign Key</text:span><text:span text:style-name="T5">: SalaCollezione[numero, piano] ⊆ Sala[numero, piano]</text:span></text:p>
      <text:p text:style-name="Text_20_body"><text:span text:style-name="T5"><text:tab/></text:span><text:span text:style-name="T2">Inclusione</text:span><text:span text:style-name="T5">: SalaCollezione[numero, piano] ⊆ Collocazione[numSala, pianoSala]</text:span></text:p>
      <text:p text:style-name="P1"/>
      <text:p text:style-name="P1"/>
      <text:p text:style-name="Text_20_body"><text:span text:style-name="T6">Collocazione</text:span><text:span text:style-name="T5"> (</text:span><text:span text:style-name="T8">codiceOggetto</text:span><text:span text:style-name="T5">, numSala, pianoSala)</text:span></text:p>
      <text:p text:style-name="Text_20_body"><text:span text:style-name="T5"><text:tab/></text:span><text:span text:style-name="T2">Foreign Key</text:span><text:span text:style-name="T5">: Collocazione[codiceOggetto] ⊆ Oggetto[codice]</text:span></text:p>
      <text:p text:style-name="Text_20_body"><text:span text:style-name="T5"><text:tab/></text:span><text:span text:style-name="T2">Foreign Key</text:span><text:span text:style-name="T5">: Collocazione[numSala, pianoSala] ⊆ SalaCollezione[numero, piano]</text:span></text:p>
      <text:p text:style-name="P1"/>
      <text:p text:style-name="P1"><text:soft-page-break/></text:p>
      <text:p text:style-name="Text_20_body"><text:span text:style-name="T6">Sezione</text:span><text:span text:style-name="T5"> (</text:span><text:span text:style-name="T8">nome</text:span><text:span text:style-name="T5">, descrizione, numSale)</text:span></text:p>
      <text:p text:style-name="Text_20_body"><text:span text:style-name="T5"><text:tab/></text:span><text:span text:style-name="T2">Inclusione</text:span><text:span text:style-name="T5">: Sezione[nome] ⊆ Appartenenza[sezione]</text:span></text:p>
      <text:p text:style-name="P1"/>
      <text:p text:style-name="P1"/>
      <text:p text:style-name="Text_20_body"><text:span text:style-name="T6">Appartenenza</text:span><text:span text:style-name="T5"> (</text:span><text:span text:style-name="T8">numSala</text:span><text:span text:style-name="T5">, </text:span><text:span text:style-name="T8">pianoSala</text:span><text:span text:style-name="T5">, </text:span><text:span text:style-name="T8">sezione</text:span><text:span text:style-name="T5">)</text:span></text:p>
      <text:p text:style-name="Text_20_body"><text:span text:style-name="T5"><text:tab/></text:span><text:span text:style-name="T2">Foreign Key</text:span><text:span text:style-name="T5">: Appartenenza[numSala, pianoSala] ⊆ SalaCollezione[numero, piano]</text:span></text:p>
      <text:p text:style-name="Text_20_body"><text:span text:style-name="T5"><text:tab/></text:span><text:span text:style-name="T2">Foreign Key</text:span><text:span text:style-name="T5">: Appartenenza[sezione] ⊆ Sezione[nome]</text:span></text:p>
      <text:p text:style-name="P1"/>
      <text:p text:style-name="P1"/>
      <text:p text:style-name="Text_20_body"><text:span text:style-name="T6">OggettoPermanente</text:span><text:span text:style-name="T5"> (</text:span><text:span text:style-name="T8">codice</text:span><text:span text:style-name="T5">, stato)</text:span></text:p>
      <text:p text:style-name="Text_20_body"><text:span text:style-name="T5"><text:tab/></text:span><text:span text:style-name="T2">Foreign Key</text:span><text:span text:style-name="T5">: OggettoPermanente[codice] ⊆ Oggetto[codice]</text:span></text:p>
      <text:p text:style-name="P1"/>
      <text:p text:style-name="P1"/>
      <text:p text:style-name="Text_20_body"><text:span text:style-name="T6">OggettoTemporaneo</text:span><text:span text:style-name="T5"> (</text:span><text:span text:style-name="T8">codice</text:span><text:span text:style-name="T5">)</text:span></text:p>
      <text:p text:style-name="Text_20_body"><text:span text:style-name="T5"><text:tab/></text:span><text:span text:style-name="T2">Foreign Key</text:span><text:span text:style-name="T5">: OggettoTemporaneo[codice] ⊆ Oggetto[codice]</text:span></text:p>
      <text:p text:style-name="Text_20_body"><text:span text:style-name="T5"><text:tab/></text:span><text:span text:style-name="T2">Foreign Key</text:span><text:span text:style-name="T5">: OggettoTemporaneo[codice] ⊆ PrestitoRicevuto[codiceOggetto]</text:span></text:p>
      <text:p text:style-name="P1"/>
      <text:p text:style-name="P1"/>
      <text:p text:style-name="Text_20_body"><text:span text:style-name="T6">Struttura</text:span><text:span text:style-name="T5"> (</text:span><text:span text:style-name="T8">codice</text:span><text:span text:style-name="T5">, nome, luogo, via, numero, CAP)</text:span></text:p>
      <text:p text:style-name="Text_20_body"><text:span text:style-name="T5"><text:tab/></text:span><text:span text:style-name="T2">Inclusione</text:span><text:span text:style-name="T5">: Struttura[codice] ⊆ TelStruttura[codiceStruttura]</text:span></text:p>
      <text:p text:style-name="P1"/>
      <text:p text:style-name="P1"/>
      <text:p text:style-name="Text_20_body"><text:span text:style-name="T6">Telefono</text:span><text:span text:style-name="T5"> (</text:span><text:span text:style-name="T8">numero</text:span><text:span text:style-name="T5">)</text:span></text:p>
      <text:p text:style-name="Text_20_body"><text:span text:style-name="T5"><text:tab/></text:span><text:span text:style-name="T2">Foreign Key</text:span><text:span text:style-name="T5">: Telefono[numero] ⊆ TelStruttura[telefono]</text:span></text:p>
      <text:p text:style-name="P1"/>
      <text:p text:style-name="P1"/>
      <text:p text:style-name="Text_20_body"><text:span text:style-name="T6">TelStruttura</text:span><text:span text:style-name="T5"> (codiceStruttura, </text:span><text:span text:style-name="T8">telefono</text:span><text:span text:style-name="T5">)</text:span></text:p>
      <text:p text:style-name="Text_20_body"><text:span text:style-name="T5"><text:tab/></text:span><text:span text:style-name="T2">Foreign Key</text:span><text:span text:style-name="T5">: TelStruttura[codiceStruttura] ⊆ Struttura[codice]</text:span></text:p>
      <text:p text:style-name="Text_20_body"><text:span text:style-name="T5"><text:tab/></text:span><text:span text:style-name="T2">Foreign Key</text:span><text:span text:style-name="T5">: TelStruttura[telefono] ⊆ Telefono[numero]</text:span></text:p>
      <text:p text:style-name="P1"/>
      <text:p text:style-name="P1"/>
      <text:p text:style-name="Text_20_body"><text:span text:style-name="T6">Museo/Ente</text:span><text:span text:style-name="T5"> (</text:span><text:span text:style-name="T8">codice</text:span><text:span text:style-name="T5">)</text:span></text:p>
      <text:p text:style-name="Text_20_body"><text:span text:style-name="T5"><text:tab/></text:span><text:span text:style-name="T2">Foreign Key</text:span><text:span text:style-name="T5">: Museo/Ente[codice] ⊆ Struttura[codice]</text:span></text:p>
      <text:p text:style-name="P1"><text:soft-page-break/></text:p>
      <text:p text:style-name="Text_20_body"><text:span text:style-name="T6">CentroRestauro</text:span><text:span text:style-name="T5">(</text:span><text:span text:style-name="T8">codice</text:span><text:span text:style-name="T5">)</text:span></text:p>
      <text:p text:style-name="Text_20_body"><text:span text:style-name="T5"><text:tab/></text:span><text:span text:style-name="T2">Foreign Key</text:span><text:span text:style-name="T5">: CentroRestauro[codice] ⊆ Struttura[codice]</text:span></text:p>
      <text:p text:style-name="P1"/>
      <text:p text:style-name="P1"/>
      <text:p text:style-name="Text_20_body"><text:span text:style-name="T6">PrestitoRicevuto</text:span><text:span text:style-name="T5"> (</text:span><text:span text:style-name="T8">codiceOggetto</text:span><text:span text:style-name="T5">, dataInizio, dataFine, codiceMuseo)</text:span></text:p>
      <text:p text:style-name="Text_20_body"><text:span text:style-name="T5"><text:tab/></text:span><text:span text:style-name="T2">Foreign Key</text:span><text:span text:style-name="T5">: PrestitoRicevuto[codiceOggetto] ⊆ OggettoTemporaneo[codice]</text:span></text:p>
      <text:p text:style-name="P1"><text:tab/><text:span text:style-name="T4">Foreign Key</text:span>: PrestitoRicevuto[codiceMuseo] ⊆ Museo[codice]</text:p>
      <text:p text:style-name="P1"/>
      <text:p text:style-name="P1"/>
      <text:p text:style-name="Text_20_body"><text:span text:style-name="T6">PrestitoEffettuato</text:span><text:span text:style-name="T5"> (</text:span><text:span text:style-name="T8">codiceOggetto</text:span><text:span text:style-name="T5">, </text:span><text:span text:style-name="T8">dataInizio</text:span><text:span text:style-name="T5">, dataFine)</text:span></text:p>
      <text:p text:style-name="Text_20_body"><text:span text:style-name="T5"><text:tab/></text:span><text:span text:style-name="T2">Foreign Key</text:span><text:span text:style-name="T5">: PrestitoEffettuato[codiceOggetto] ⊆ OggettoPermanente[codice]</text:span></text:p>
      <text:p text:style-name="Text_20_body"><text:span text:style-name="T5"><text:tab/></text:span><text:span text:style-name="T2">Foreign Key</text:span><text:span text:style-name="T5">: PrestitoEffettuato[codiceOggetto, dataInizio] ⊆ EntePrestito[codiceOggetto, dataInizio]</text:span></text:p>
      <text:p text:style-name="P1"/>
      <text:p text:style-name="P1"/>
      <text:p text:style-name="P2"><text:span text:style-name="T5">EntePrestito </text:span><text:span text:style-name="T9">(codiceOggetto</text:span><text:span text:style-name="T7">, </text:span><text:span text:style-name="T9">dataInizio</text:span><text:span text:style-name="T7">, codiceMuseo)</text:span></text:p>
      <text:p text:style-name="P2"><text:span text:style-name="T7"><text:tab/></text:span><text:span text:style-name="T3">Foreign Key</text:span><text:span text:style-name="T7">: EntePrestito[codiceOggetto, dataInizio] ⊆ PrestitoEffettuato [codiceOggetto, dataInizio]</text:span></text:p>
      <text:p text:style-name="P2"><text:span text:style-name="T7"><text:tab/></text:span><text:span text:style-name="T3">Foreign Key</text:span><text:span text:style-name="T7">: EntePrestito[codiceMuseo] ⊆ Museo/Ente[codice]</text:span></text:p>
      <text:p text:style-name="P1"/>
      <text:p text:style-name="P1"/>
      <text:p text:style-name="Text_20_body"><text:span text:style-name="T6">Restauro</text:span><text:span text:style-name="T5"> (</text:span><text:span text:style-name="T8">codiceOggetto</text:span><text:span text:style-name="T5">, </text:span><text:span text:style-name="T8">dataInizio</text:span><text:span text:style-name="T5">, dataFine)</text:span></text:p>
      <text:p text:style-name="Text_20_body"><text:span text:style-name="T5"><text:tab/></text:span><text:span text:style-name="T2">Foreign Key</text:span><text:span text:style-name="T5">: Restauro[codiceOggetto] ⊆ OggettoPermanente[codice]</text:span></text:p>
      <text:p text:style-name="Text_20_body"><text:span text:style-name="T5"><text:tab/></text:span><text:span text:style-name="T2">Foreign Key</text:span><text:span text:style-name="T5">: Restauro[codiceOggetto, dataInizio] ⊆ LocazioneRestauro[codiceOggetto, dataInizio]</text:span></text:p>
      <text:p text:style-name="P1"/>
      <text:p text:style-name="P1"/>
      <text:p text:style-name="Text_20_body"><text:span text:style-name="T6">LocazioneRestauro</text:span><text:span text:style-name="T5"> (</text:span><text:span text:style-name="T8">codiceOggetto</text:span><text:span text:style-name="T5">, </text:span><text:span text:style-name="T8">dataInizio</text:span><text:span text:style-name="T5">, codiceCentro)</text:span></text:p>
      <text:p text:style-name="Text_20_body"><text:span text:style-name="T5"><text:tab/></text:span><text:span text:style-name="T2">Foreign Key</text:span><text:span text:style-name="T5">: LocazioneRestauro[codiceOggetto, dataInizio] ⊆ Restauro[codiceOggetto, </text:span><text:span text:style-name="T5">dataInizio]</text:span></text:p>
      <text:p text:style-name="Text_20_body"><text:span text:style-name="T5"><text:tab/></text:span><text:span text:style-name="T2">Foreign Key</text:span><text:span text:style-name="T5">: LocazioneRestauro[codiceCentro] ⊆ CentroRestauro[codic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15T15:34:29</meta:creation-date>
    <dc:date>2011-11-21T21:17:49</dc:date>
    <dc:creator>luigi </dc:creator>
    <meta:editing-duration>P1DT2H19M41S</meta:editing-duration>
    <meta:editing-cycles>19</meta:editing-cycles>
    <meta:generator>LibreOffice/3.4$Linux LibreOffice_project/340m1$Build-302</meta:generator>
    <meta:document-statistic meta:table-count="0" meta:image-count="0" meta:object-count="0" meta:page-count="4" meta:paragraph-count="72" meta:word-count="332" meta:character-count="3896" meta:non-whitespace-character-count="3591"/>
  </office:meta>
</office:document-meta>
</file>